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7CEA490C93D770EC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9.1cm" svg:height="2.63cm" svg:x="1.4cm" svg:y="3.969cm" presentation:class="title" presentation:user-transformed="true">
          <draw:text-box>
            <text:p>Hackathon 2024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NOM DU PROJET</text:p>
          </draw:text-box>
        </draw:frame>
        <draw:frame draw:style-name="gr1" draw:text-style-name="P3" draw:layer="layout" svg:width="5.468cm" svg:height="4.52cm" svg:x="21cm" svg:y="1.22cm">
          <draw:image xlink:href="Pictures/10000001000000960000007CEA490C93D770EC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VISION PRODUCT BOARD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cm" svg:height="2.75cm" svg:x="1.5cm" svg:y="0.75cm" presentation:class="title" presentation:placeholder="true">
          <draw:text-box/>
        </draw:frame>
        <draw:frame presentation:style-name="pr7" draw:text-style-name="P4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6T23:49:10.632452916</meta:creation-date>
    <meta:editing-duration>PT2M25S</meta:editing-duration>
    <meta:editing-cycles>2</meta:editing-cycles>
    <meta:generator>LibreOffice/7.3.7.2$Linux_X86_64 LibreOffice_project/30$Build-2</meta:generator>
    <dc:title>Lights</dc:title>
    <dc:date>2024-10-16T23:51:35.361566216</dc:date>
    <meta:document-statistic meta:object-count="91"/>
  </office:meta>
</office:document-meta>
</file>